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16.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17.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0.45cm" fo:min-width="13.25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1.25cm" fo:min-width="14.25cm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1.544cm" fo:min-width="0.126cm" loext:decorative="false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1.501cm" fo:min-width="0.126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 style:list-style-name="L2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4ea6b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4cm" svg:height="0.7cm" svg:x="2.1cm" svg:y="1.55cm">
          <text:p text:style-name="P1">Application Lay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4cm" svg:height="0.7cm" svg:x="2.1cm" svg:y="3.5cm">
          <text:p text:style-name="P1">Middle-ware Lay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cm" svg:height="0.7cm" svg:x="1.35cm" svg:y="22.9cm">
          <text:p text:style-name="P1">Hardware Abstraction Layer (HAL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75cm" svg:height="0.7cm" svg:x="4.25cm" svg:y="16.8cm">
          <text:p text:style-name="P1">Operating System Layer (OS layer)</text:p>
          <draw:enhanced-geometry svg:viewBox="0 0 21600 21600" draw:type="rectangle" draw:enhanced-path="M 0 0 L 21600 0 21600 21600 0 21600 0 0 Z N"/>
        </draw:custom-shape>
        <draw:g draw:style-name="gr4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5" draw:text-style-name="P5" draw:layer="layout" svg:width="7.45cm" svg:height="1.153cm" svg:x="2.25cm" svg:y="4.8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1">&lt;&lt;singleton&gt;&gt;</text:span></text:p>
            <text:p text:style-name="P4"><text:span text:style-name="T1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7.45cm" svg:height="1.716cm" svg:x="2.25cm" svg:y="6.033cm">
            <text:p text:style-name="P6"><text:span text:style-name="T2">- LEDS</text:span></text:p>
            <text:p text:style-name="P6"><text:span text:style-name="T2">- BUTTONS</text:span></text:p>
            <text:p text:style-name="P6"><text:span text:style-name="T2">+ oradio_log: oradio_logging</text:span></text:p>
            <text:p text:style-name="P6"><text:span text:style-name="T2">+ gpio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7.45cm" svg:height="3.751cm" svg:x="2.25cm" svg:y="7.74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2">+ set_led_on(led_name:str)</text:span></text:p>
            <text:p text:style-name="P6"><text:span text:style-name="T2">+ set_led_off(led_name:str)</text:span></text:p>
            <text:p text:style-name="P6"><text:span text:style-name="T2">+ get_led_state(led_name:str)</text:span></text:p>
            <text:p text:style-name="P8"><text:span text:style-name="T2">+ get_button_state(button_name:str): bool</text:span></text:p>
            <text:p text:style-name="P6"><text:span text:style-name="T2">+ set_button_edge_event_callback(callback)</text:span></text:p>
            <text:p text:style-name="P6"><text:span text:style-name="T2">+ enable_button_events()</text:span></text:p>
            <text:p text:style-name="P6"><text:span text:style-name="T2">- edge_callback(channel:int)</text:span></text:p>
            <text:p text:style-name="P6"><text:span text:style-name="T2">- read_pin_state(io_pin:int): bool</text:span></text:p>
            <text:p text:style-name="P6"><text:span text:style-name="T2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4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8" draw:text-style-name="P10" draw:layer="layout" svg:width="7.75cm" svg:height="1.153cm" svg:x="8.25cm" svg:y="12.02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9"><text:span text:style-name="T1">«library»</text:span></text:p>
            <text:p text:style-name="P9"><text:span text:style-name="T1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2" draw:layer="layout" svg:width="7.75cm" svg:height="2.575cm" svg:x="8.25cm" svg:y="13.175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1"><text:span text:style-name="T1">+ setup(pin:int, mode:int)</text:span></text:p>
            <text:p text:style-name="P11"><text:span text:style-name="T1">+ input(pin:int)</text:span></text:p>
            <text:p text:style-name="P11"><text:span text:style-name="T1">+ output(pin:int)</text:span></text:p>
            <text:p text:style-name="P11"><text:span text:style-name="T1">+ add-event_detect(</text:span></text:p>
            <text:p text:style-name="P11"><text:span text:style-name="T1"><text:tab/></text:span><text:span text:style-name="T1"><text:tab/></text:span><text:span text:style-name="T1">pin:int,edge:str, callback:func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4" xml:id="id1" draw:id="id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0" draw:text-style-name="P10" draw:layer="layout" svg:width="5.25cm" svg:height="1.153cm" svg:x="12.75cm" svg:y="18.24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9"><text:span text:style-name="T1">«OS-components»</text:span></text:p>
            <text:p text:style-name="P9"><text:span text:style-name="T1">GPIOKernel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5.25cm" svg:height="2.101cm" svg:x="12.75cm" svg:y="19.39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1"><text:span text:style-name="T1">+ /dev/gpiochipN</text:span></text:p>
            <text:p text:style-name="P11"><text:span text:style-name="T1">+ iotctl()</text:span></text:p>
            <text:p text:style-name="P11"><text:span text:style-name="T1">+ read()</text:span></text:p>
            <text:p text:style-name="P11"><text:span text:style-name="T1">+ wri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12" draw:text-style-name="P14" xml:id="id3" draw:id="id3" draw:layer="layout" svg:width="6.698cm" svg:height="1.499cm" svg:x="3.551cm" svg:y="19.5cm" svg:viewBox="0 0 6699 1500" draw:points="6699,375 6699,1500 0,1500 0,0 5694,0">
          <text:p text:style-name="P13"><text:span text:style-name="T3">The physical GPIO controller</text:span></text:p>
          <text:p text:style-name="P13"><text:span text:style-name="T3"><text:s/></text:span><text:span text:style-name="T3">is exposed as a character device</text:span></text:p>
        </draw:polygon>
        <draw:custom-shape draw:style-name="gr13" draw:text-style-name="P15" xml:id="id2" draw:id="id2" draw:layer="layout" svg:width="14.75cm" svg:height="1.5cm" svg:x="3.15cm" svg:y="24cm">
          <draw:glue-point draw:id="4" svg:x="4.152cm" svg:y="-5cm"/>
          <draw:glue-point draw:id="5" svg:x="4.661cm" svg:y="-5cm"/>
          <text:p text:style-name="P1">GPIO-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1.25cm" svg:height="2.05cm" svg:x="6.7cm" svg:y="25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6" draw:layer="layout" svg:width="1.25cm" svg:height="2cm" svg:x="12.4cm" svg:y="25.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7" draw:layer="layout" svg:width="3.25cm" svg:height="1cm" svg:x="5.65cm" svg:y="27.5cm">
          <draw:text-box>
            <text:p>LED-pins</text:p>
          </draw:text-box>
        </draw:frame>
        <draw:frame draw:style-name="gr16" draw:text-style-name="P17" draw:layer="layout" svg:width="5.25cm" svg:height="1cm" svg:x="10.7cm" svg:y="27.6cm">
          <draw:text-box>
            <text:p>BUTTON-pins</text:p>
          </draw:text-box>
        </draw:frame>
        <draw:connector draw:style-name="gr17" draw:text-style-name="P16" draw:layer="layout" svg:x1="16.95cm" svg:y1="21.5cm" svg:x2="17.399cm" svg:y2="24cm" draw:start-shape="id1" draw:start-glue-point="7" draw:end-shape="id2" draw:end-glue-point="5" svg:d="M16950 21500v1263h449v1237" svg:viewBox="0 0 450 2501">
          <text:p/>
        </draw:connector>
        <draw:connector draw:style-name="gr18" draw:text-style-name="P16" draw:layer="layout" draw:type="lines" svg:x1="10.25cm" svg:y1="20.25cm" svg:x2="12.75cm" svg:y2="18.882cm" draw:start-shape="id3" draw:start-glue-point="1" draw:end-shape="id1" draw:end-glue-point="15" svg:d="M10250 20250h527l1446-1368h527" svg:viewBox="0 0 2501 1369">
          <text:p/>
        </draw:connector>
        <draw:connector draw:style-name="gr19" draw:text-style-name="P18" draw:layer="layout" svg:x1="16cm" svg:y1="15.095cm" svg:x2="16.95cm" svg:y2="18.246cm" draw:start-shape="id4" draw:start-glue-point="8" draw:end-shape="id1" draw:end-glue-point="13" svg:d="M16000 15095h950v3151" svg:viewBox="0 0 951 3152">
          <text:p/>
        </draw:connector>
        <draw:connector draw:style-name="gr20" draw:text-style-name="P18" draw:layer="layout" svg:x1="9.699cm" svg:y1="10.956cm" svg:x2="14.45cm" svg:y2="12.022cm" draw:start-shape="id5" draw:start-glue-point="12" draw:end-shape="id4" draw:end-glue-point="13" svg:d="M9699 10956h4751v1066" svg:viewBox="0 0 4752 106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3H25M40S</meta:editing-duration>
    <meta:editing-cycles>30</meta:editing-cycles>
    <meta:generator>LibreOffice/24.2.7.2$Linux_X86_64 LibreOffice_project/420$Build-2</meta:generator>
    <dc:date>2026-03-27T17:45:20.633781129</dc:date>
    <meta:document-statistic meta:object-count="24"/>
  </office:meta>
</office:document-meta>
</file>